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80.56" calcext:value-type="float">
            <text:p>80,56</text:p>
          </table:table-cell>
          <table:table-cell office:value-type="float" office:value="3.185" calcext:value-type="float">
            <text:p>3,185</text:p>
          </table:table-cell>
          <table:table-cell table:formula="of:=[.A2]+[.B2]" office:value-type="float" office:value="83.745" calcext:value-type="float">
            <text:p>83,745</text:p>
          </table:table-cell>
          <table:table-cell/>
          <table:table-cell table:formula="of:=(([.D3])^2-([.C2])^2)/(3-1)" office:value-type="float" office:value="67.3159999999998" calcext:value-type="float">
            <text:p>67,316</text:p>
          </table:table-cell>
          <table:table-cell table:number-columns-repeated="2"/>
        </table:table-row>
        <table:table-row table:style-name="ro2">
          <table:table-cell office:value-type="float" office:value="87.73" calcext:value-type="float">
            <text:p>87,73</text:p>
          </table:table-cell>
          <table:table-cell office:value-type="float" office:value="2.52" calcext:value-type="float">
            <text:p>2,52</text:p>
          </table:table-cell>
          <table:table-cell/>
          <table:table-cell table:formula="of:=[.A3]-[.B2]" office:value-type="float" office:value="84.545" calcext:value-type="float">
            <text:p>84,545</text:p>
          </table:table-cell>
          <table:table-cell table:number-columns-repeated="3"/>
        </table:table-row>
        <table:table-row table:style-name="ro2">
          <table:table-cell office:value-type="float" office:value="104.63" calcext:value-type="float">
            <text:p>104,63</text:p>
          </table:table-cell>
          <table:table-cell office:value-type="float" office:value="2.225" calcext:value-type="float">
            <text:p>2,225</text:p>
          </table:table-cell>
          <table:table-cell table:formula="of:=[.A4]+[.B3]" office:value-type="float" office:value="107.15" calcext:value-type="float">
            <text:p>107,15</text:p>
          </table:table-cell>
          <table:table-cell table:number-columns-repeated="4"/>
        </table:table-row>
        <table:table-row table:style-name="ro2">
          <table:table-cell office:value-type="float" office:value="110.92" calcext:value-type="float">
            <text:p>110,92</text:p>
          </table:table-cell>
          <table:table-cell office:value-type="float" office:value="1.78999999999999" calcext:value-type="float">
            <text:p>1,79</text:p>
          </table:table-cell>
          <table:table-cell/>
          <table:table-cell table:formula="of:=[.A5]-[.B3]" office:value-type="float" office:value="108.4" calcext:value-type="float">
            <text:p>108,4</text:p>
          </table:table-cell>
          <table:table-cell table:formula="of:=(([.D5])^2-([.C4])^2)/(3-1)" office:value-type="float" office:value="134.718750000002" calcext:value-type="float">
            <text:p>134,71875</text:p>
          </table:table-cell>
          <table:table-cell table:formula="of:=([.C4])^2-([.C2])^2" office:value-type="float" office:value="4467.897475" calcext:value-type="float">
            <text:p>4467,897475</text:p>
          </table:table-cell>
          <table:table-cell table:formula="of:=([.D5])^2-([.D3])^2" office:value-type="float" office:value="4602.702975" calcext:value-type="float">
            <text:p>4602,702975</text:p>
          </table:table-cell>
        </table:table-row>
        <table:table-row table:style-name="ro2">
          <table:table-cell office:value-type="float" office:value="124.35" calcext:value-type="float">
            <text:p>124,35</text:p>
          </table:table-cell>
          <table:table-cell office:value-type="float" office:value="1.78" calcext:value-type="float">
            <text:p>1,78</text:p>
          </table:table-cell>
          <table:table-cell table:formula="of:=[.A6]+[.B4]" office:value-type="float" office:value="126.575" calcext:value-type="float">
            <text:p>126,575</text:p>
          </table:table-cell>
          <table:table-cell table:number-columns-repeated="4"/>
        </table:table-row>
        <table:table-row table:style-name="ro2">
          <table:table-cell office:value-type="float" office:value="130.05" calcext:value-type="float">
            <text:p>130,05</text:p>
          </table:table-cell>
          <table:table-cell office:value-type="float" office:value="1.58500000000001" calcext:value-type="float">
            <text:p>1,585</text:p>
          </table:table-cell>
          <table:table-cell/>
          <table:table-cell table:formula="of:=[.A7]-[.B4]" office:value-type="float" office:value="127.825" calcext:value-type="float">
            <text:p>127,825</text:p>
          </table:table-cell>
          <table:table-cell table:formula="of:=(([.D7])^2-([.C6])^2)/(3-1)" office:value-type="float" office:value="159.000000000004" calcext:value-type="float">
            <text:p>159</text:p>
          </table:table-cell>
          <table:table-cell table:formula="of:=([.C6])^2-([.C4])^2" office:value-type="float" office:value="4540.108125" calcext:value-type="float">
            <text:p>4540,108125</text:p>
          </table:table-cell>
          <table:table-cell table:formula="of:=([.D7])^2-([.D5])^2" office:value-type="float" office:value="4588.670625" calcext:value-type="float">
            <text:p>4588,67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9:49:44.82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9:51:39.158000000</dc:date>
    <meta:editing-duration>PT27M19S</meta:editing-duration>
    <meta:editing-cycles>7</meta:editing-cycles>
    <meta:document-statistic meta:table-count="1" meta:cell-count="32" meta:object-count="0"/>
  </office:meta>
</office:document-meta>
</file>